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6">
            <text:p>HV-17326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2350.0">
            <text:p>23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4">
            <text:p>-2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3">
            <text:p>HV-17323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600.0">
            <text:p>560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106551">
            <text:p>Beta-106551</text:p>
          </table:table-cell>
          <table:table-cell office:value-type="float" office:value="50.87">
            <text:p>50.87</text:p>
          </table:table-cell>
          <table:table-cell office:value-type="float" office:value="-1.4">
            <text:p>-1.4</text:p>
          </table:table-cell>
          <table:table-cell office:value-type="float" office:value="4650.0">
            <text:p>4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3">
            <text:p>-3.5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106550">
            <text:p>Beta-106550</text:p>
          </table:table-cell>
          <table:table-cell office:value-type="float" office:value="50.87">
            <text:p>50.87</text:p>
          </table:table-cell>
          <table:table-cell office:value-type="float" office:value="-1.4">
            <text:p>-1.4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3">
            <text:p>-3.7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6">
            <text:p>Beta-93196</text:p>
          </table:table-cell>
          <table:table-cell office:value-type="float" office:value="50.86">
            <text:p>50.86</text:p>
          </table:table-cell>
          <table:table-cell office:value-type="float" office:value="-1.38">
            <text:p>-1.38</text:p>
          </table:table-cell>
          <table:table-cell office:value-type="float" office:value="1250.0">
            <text:p>12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7">
            <text:p>HV-17327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2480.0">
            <text:p>24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7">
            <text:p>Beta-93197</text:p>
          </table:table-cell>
          <table:table-cell office:value-type="float" office:value="50.89">
            <text:p>50.89</text:p>
          </table:table-cell>
          <table:table-cell office:value-type="float" office:value="-1.3">
            <text:p>-1.3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5">
            <text:p>HV-17325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3570.0">
            <text:p>357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8">
            <text:p>Beta-93198</text:p>
          </table:table-cell>
          <table:table-cell office:value-type="float" office:value="50.85">
            <text:p>50.85</text:p>
          </table:table-cell>
          <table:table-cell office:value-type="float" office:value="-1.37">
            <text:p>-1.37</text:p>
          </table:table-cell>
          <table:table-cell office:value-type="float" office:value="5320.0">
            <text:p>53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2">
            <text:p>-5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4">
            <text:p>HV-17324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320.0">
            <text:p>532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4">
            <text:p>-5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4">
            <text:p>Q-834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6366.0">
            <text:p>6366.0</text:p>
          </table:table-cell>
          <table:table-cell office:value-type="float" office:value="124.0">
            <text:p>12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8">
            <text:p>-8.88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SUERC-31991">
            <text:p>SUERC-31991</text:p>
          </table:table-cell>
          <table:table-cell office:value-type="float" office:value="50.72">
            <text:p>50.72</text:p>
          </table:table-cell>
          <table:table-cell office:value-type="float" office:value="-1.39">
            <text:p>-1.39</text:p>
          </table:table-cell>
          <table:table-cell office:value-type="float" office:value="105.0">
            <text:p>105.0</text:p>
          </table:table-cell>
          <table:table-cell office:value-type="float" office:value="16.0">
            <text:p>1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14,ShennanEtal2018">
            <text:p>LongEtal2014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2">
            <text:p>HV-17322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565.0">
            <text:p>556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SUERC-31979">
            <text:p>SUERC-31979</text:p>
          </table:table-cell>
          <table:table-cell office:value-type="float" office:value="50.72">
            <text:p>50.72</text:p>
          </table:table-cell>
          <table:table-cell office:value-type="float" office:value="-1.39">
            <text:p>-1.39</text:p>
          </table:table-cell>
          <table:table-cell office:value-type="float" office:value="105.0">
            <text:p>105.0</text:p>
          </table:table-cell>
          <table:table-cell office:value-type="float" office:value="17.0">
            <text:p>1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14,ShennanEtal2018">
            <text:p>LongEtal2014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5">
            <text:p>Beta-93195</text:p>
          </table:table-cell>
          <table:table-cell office:value-type="float" office:value="50.9">
            <text:p>50.9</text:p>
          </table:table-cell>
          <table:table-cell office:value-type="float" office:value="-1.46">
            <text:p>-1.46</text:p>
          </table:table-cell>
          <table:table-cell office:value-type="float" office:value="3080.0">
            <text:p>3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2">
            <text:p>Q-832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3563.0">
            <text:p>3563.0</text:p>
          </table:table-cell>
          <table:table-cell office:value-type="float" office:value="96.0">
            <text:p>9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0,HodsonWest1972,GodwinSwitsur1966,ShennanEtal2018">
            <text:p>LongEtal2000,HodsonWest1972,GodwinSwitsur1966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1">
            <text:p>Q-831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3689.0">
            <text:p>3689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1982,ShennanEtal2018">
            <text:p>Devoy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